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.0417in" fo:margin-bottom="0in" loext:contextual-spacing="false" fo:line-height="115%" fo:orphans="0" fo:widows="0" fo:background-color="#ffffff" fo:padding="0in" fo:border="none">
        <style:tab-stops>
          <style:tab-stop style:position="8.3335in" style:type="right" style:leader-style="dotted" style:leader-text="."/>
        </style:tab-stops>
      </style:paragraph-properties>
    </style:style>
    <style:style style:name="P2" style:family="paragraph" style:parent-style-name="Standard">
      <loext:graphic-properties draw:fill="solid" draw:fill-color="#ffffff"/>
      <style:paragraph-properties fo:margin-top="0.0417in" fo:margin-bottom="0in" loext:contextual-spacing="false" fo:line-height="115%" fo:orphans="0" fo:widows="0" fo:background-color="#ffffff" fo:padding="0in" fo:border="none">
        <style:tab-stops>
          <style:tab-stop style:position="8.3335in" style:type="right" style:leader-style="dotted" style:leader-text="."/>
        </style:tab-stops>
      </style:paragraph-properties>
    </style:style>
    <style:style style:name="P3" style:family="paragraph" style:parent-style-name="Standard">
      <loext:graphic-properties draw:fill="solid" draw:fill-color="#ffffff"/>
      <style:paragraph-properties fo:margin-left="0.25in" fo:margin-right="0in" fo:margin-top="0.0417in" fo:margin-bottom="0in" loext:contextual-spacing="false" fo:line-height="115%" fo:orphans="0" fo:widows="0" fo:text-indent="0in" style:auto-text-indent="false" fo:background-color="#ffffff" fo:padding="0in" fo:border="none">
        <style:tab-stops>
          <style:tab-stop style:position="8.3335in" style:type="right" style:leader-style="dotted" style:leader-text=".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left="0.5in" fo:margin-right="0in" fo:margin-top="0.0417in" fo:margin-bottom="0in" loext:contextual-spacing="false" fo:line-height="115%" fo:orphans="0" fo:widows="0" fo:text-indent="0in" style:auto-text-indent="false" fo:background-color="#ffffff" fo:padding="0in" fo:border="none">
        <style:tab-stops>
          <style:tab-stop style:position="8.3335in" style:type="right" style:leader-style="dotted" style:leader-text=".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50%" fo:text-align="justify" style:justify-single-word="false" fo:text-indent="0.5902in" style:auto-text-indent="false" fo:background-color="#ffffff"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50%" fo:text-align="justify" style:justify-single-word="false" fo:text-indent="0.5902in" style:auto-text-indent="false" fo:background-color="#ffffff" fo:padding="0in" fo:border="none"/>
    </style:style>
    <style:style style:name="P7" style:family="paragraph" style:parent-style-name="Standard" style:list-style-name="WWNum11">
      <loext:graphic-properties draw:fill="solid" draw:fill-color="#ffffff"/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 fo:background-color="#ffffff" fo:padding="0in" fo:border="none"/>
    </style:style>
    <style:style style:name="P8" style:family="paragraph" style:parent-style-name="Standard" style:list-style-name="WWNum3">
      <loext:graphic-properties draw:fill="solid" draw:fill-color="#ffffff"/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 fo:background-color="#ffffff" fo:padding="0in" fo:border="none"/>
    </style:style>
    <style:style style:name="P9" style:family="paragraph" style:parent-style-name="Standard" style:list-style-name="WWNum5">
      <loext:graphic-properties draw:fill="solid" draw:fill-color="#ffffff"/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 fo:background-color="#ffffff" fo:padding="0in" fo:border="none"/>
    </style:style>
    <style:style style:name="P10" style:family="paragraph" style:parent-style-name="Standard" style:list-style-name="WWNum1">
      <loext:graphic-properties draw:fill="solid" draw:fill-color="#ffffff"/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 fo:background-color="#ffffff" fo:padding="0in" fo:border="none"/>
    </style:style>
    <style:style style:name="P11" style:family="paragraph" style:parent-style-name="Standard" style:list-style-name="WWNum8">
      <loext:graphic-properties draw:fill="solid" draw:fill-color="#ffffff"/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 fo:background-color="#ffffff" fo:padding="0in" fo:border="none"/>
    </style:style>
    <style:style style:name="P12" style:family="paragraph" style:parent-style-name="Standard" style:list-style-name="WWNum4">
      <loext:graphic-properties draw:fill="solid" draw:fill-color="#ffffff"/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 fo:background-color="#ffffff" fo:padding="0in" fo:border="none"/>
    </style:style>
    <style:style style:name="P13" style:family="paragraph" style:parent-style-name="Standard" style:list-style-name="WWNum12">
      <loext:graphic-properties draw:fill="solid" draw:fill-color="#ffffff"/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 fo:background-color="#ffffff" fo:padding="0in" fo:border="none"/>
    </style:style>
    <style:style style:name="P14" style:family="paragraph" style:parent-style-name="Standard" style:list-style-name="WWNum7">
      <loext:graphic-properties draw:fill="solid" draw:fill-color="#ffffff"/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 fo:background-color="#ffffff" fo:padding="0in" fo:border="none"/>
    </style:style>
    <style:style style:name="P15" style:family="paragraph" style:parent-style-name="Standard" style:list-style-name="WWNum6">
      <loext:graphic-properties draw:fill="solid" draw:fill-color="#ffffff"/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 fo:background-color="#ffffff" fo:padding="0in" fo:border="none"/>
    </style:style>
    <style:style style:name="P16" style:family="paragraph" style:parent-style-name="Standard" style:list-style-name="WWNum10">
      <loext:graphic-properties draw:fill="solid" draw:fill-color="#ffffff"/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 fo:background-color="#ffffff" fo:padding="0in" fo:border="none"/>
    </style:style>
    <style:style style:name="P17" style:family="paragraph" style:parent-style-name="Standard" style:list-style-name="WWNum9">
      <loext:graphic-properties draw:fill="solid" draw:fill-color="#ffffff"/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 fo:background-color="#ffffff" fo:padding="0in" fo:border="none"/>
    </style:style>
    <style:style style:name="P18" style:family="paragraph" style:parent-style-name="Standard" style:list-style-name="WWNum2">
      <loext:graphic-properties draw:fill="solid" draw:fill-color="#ffffff"/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 fo:background-color="#ffffff" fo:padding="0in" fo:border="none"/>
    </style:style>
    <style:style style:name="P19" style:family="paragraph" style:parent-style-name="Standard">
      <loext:graphic-properties draw:fill="solid" draw:fill-color="#ffffff"/>
      <style:paragraph-properties fo:margin-top="0in" fo:margin-bottom="0in" loext:contextual-spacing="false" fo:line-height="150%" fo:text-align="justify" style:justify-single-word="false" fo:background-color="#ffffff"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20" style:family="paragraph" style:parent-style-name="Standard">
      <style:paragraph-properties fo:margin-top="0.0138in" fo:margin-bottom="0.0138in" loext:contextual-spacing="false" fo:line-height="100%"/>
    </style:style>
    <style:style style:name="P21" style:family="paragraph" style:parent-style-name="Heading_20_1">
      <loext:graphic-properties draw:fill="solid" draw:fill-color="#ffffff"/>
      <style:paragraph-properties fo:margin-top="0in" fo:margin-bottom="0in" loext:contextual-spacing="false" fo:line-height="150%" fo:text-align="center" style:justify-single-word="false" fo:background-color="#ffffff" fo:padding="0in" fo:border="none"/>
      <style:text-properties style:font-name="Arial" fo:font-size="14pt" style:font-name-asian="Arial1" style:font-size-asian="14pt" style:font-name-complex="Arial1" style:font-size-complex="14pt"/>
    </style:style>
    <style:style style:name="P22" style:family="paragraph" style:parent-style-name="Heading_20_1">
      <loext:graphic-properties draw:fill="solid" draw:fill-color="#ffffff"/>
      <style:paragraph-properties fo:margin-top="0in" fo:margin-bottom="0in" loext:contextual-spacing="false" fo:line-height="150%" fo:text-align="center" style:justify-single-word="false" fo:background-color="#ffffff" fo:padding="0in" fo:border="none"/>
    </style:style>
    <style:style style:name="P23" style:family="paragraph" style:parent-style-name="Heading_20_1">
      <loext:graphic-properties draw:fill="solid" draw:fill-color="#ffffff"/>
      <style:paragraph-properties fo:margin-top="0in" fo:margin-bottom="0in" loext:contextual-spacing="false" fo:line-height="150%" fo:text-align="center" style:justify-single-word="false" fo:break-before="page" fo:background-color="#ffffff" fo:padding="0in" fo:border="none"/>
    </style:style>
    <style:style style:name="P24" style:family="paragraph" style:parent-style-name="Heading_20_1" style:master-page-name="Standard">
      <loext:graphic-properties draw:fill="solid" draw:fill-color="#ffffff"/>
      <style:paragraph-properties fo:margin-top="0in" fo:margin-bottom="0in" loext:contextual-spacing="false" fo:line-height="150%" fo:text-align="center" style:justify-single-word="false" style:page-number="1" fo:background-color="#ffffff" fo:padding="0in" fo:border="none"/>
      <style:text-properties style:font-name="Arial" fo:font-size="14pt" style:font-name-asian="Arial1" style:font-size-asian="14pt" style:font-name-complex="Arial1" style:font-size-complex="14pt"/>
    </style:style>
    <style:style style:name="P25" style:family="paragraph" style:parent-style-name="Heading_20_1">
      <loext:graphic-properties draw:fill="solid" draw:fill-color="#ffffff"/>
      <style:paragraph-properties fo:margin-left="0in" fo:margin-right="0in" fo:margin-top="0in" fo:margin-bottom="0in" loext:contextual-spacing="false" fo:line-height="150%" fo:text-align="justify" style:justify-single-word="false" fo:text-indent="0.5902in" style:auto-text-indent="false" fo:background-color="#ffffff" fo:padding="0in" fo:border="none"/>
      <style:text-properties style:font-name="Arial" style:font-name-asian="Arial1" style:font-name-complex="Arial1"/>
    </style:style>
    <style:style style:name="P26" style:family="paragraph" style:parent-style-name="Heading_20_1">
      <loext:graphic-properties draw:fill="solid" draw:fill-color="#ffffff"/>
      <style:paragraph-properties fo:margin-left="0in" fo:margin-right="0in" fo:margin-top="0in" fo:margin-bottom="0in" loext:contextual-spacing="false" fo:line-height="150%" fo:text-align="justify" style:justify-single-word="false" fo:text-indent="0.5902in" style:auto-text-indent="false" fo:background-color="#ffffff" fo:padding="0in" fo:border="none"/>
      <style:text-properties style:font-name="Arial" style:font-name-asian="Arial1" style:font-name-complex="Arial1"/>
    </style:style>
    <style:style style:name="P27" style:family="paragraph" style:parent-style-name="Heading_20_1">
      <loext:graphic-properties draw:fill="solid" draw:fill-color="#ffffff"/>
      <style:paragraph-properties fo:margin-left="0in" fo:margin-right="0in" fo:margin-top="0in" fo:margin-bottom="0in" loext:contextual-spacing="false" fo:line-height="150%" fo:text-align="justify" style:justify-single-word="false" fo:text-indent="0.5902in" style:auto-text-indent="false" fo:background-color="#ffffff" fo:padding="0in" fo:border="none"/>
    </style:style>
    <style:style style:name="P28" style:family="paragraph" style:parent-style-name="Heading_20_1">
      <loext:graphic-properties draw:fill="solid" draw:fill-color="#ffffff"/>
      <style:paragraph-properties fo:margin-left="0in" fo:margin-right="0in" fo:margin-top="0in" fo:margin-bottom="0in" loext:contextual-spacing="false" fo:line-height="150%" fo:text-align="justify" style:justify-single-word="false" fo:text-indent="0.5902in" style:auto-text-indent="false" fo:break-before="page" fo:background-color="#ffffff" fo:padding="0in" fo:border="none"/>
    </style:style>
    <style:style style:name="P29" style:family="paragraph" style:parent-style-name="Heading_20_3">
      <loext:graphic-properties draw:fill="solid" draw:fill-color="#ffffff"/>
      <style:paragraph-properties fo:margin-left="0in" fo:margin-right="0in" fo:margin-top="0in" fo:margin-bottom="0in" loext:contextual-spacing="false" fo:line-height="150%" fo:text-align="justify" style:justify-single-word="false" fo:text-indent="0.5902in" style:auto-text-indent="false" fo:background-color="#ffffff" fo:padding="0in" fo:border="none"/>
    </style:style>
    <style:style style:name="P30" style:family="paragraph" style:parent-style-name="Heading_20_2">
      <loext:graphic-properties draw:fill="solid" draw:fill-color="#ffffff"/>
      <style:paragraph-properties fo:margin-left="0in" fo:margin-right="0in" fo:margin-top="0in" fo:margin-bottom="0in" loext:contextual-spacing="false" fo:line-height="150%" fo:text-align="justify" style:justify-single-word="false" fo:text-indent="0.5902in" style:auto-text-indent="false" fo:background-color="#ffffff" fo:padding="0in" fo:border="none"/>
    </style:style>
    <style:style style:name="T1" style:family="text">
      <style:text-properties style:font-name="Arial" fo:font-size="14pt" style:font-name-asian="Arial1" style:font-size-asian="14pt" style:font-name-complex="Arial1" style:font-size-complex="14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4" style:family="text"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T5" style:family="text">
      <style:text-properties style:font-name="Arial" fo:font-size="12pt" style:font-name-asian="Arial1" style:font-size-asian="12pt" style:font-name-complex="Arial1" style:font-size-complex="12pt"/>
    </style:style>
    <style:style style:name="T6" style:family="text"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T7" style:family="text">
      <style:text-properties style:font-name="Arial" fo:font-weight="bold" style:font-name-asian="Arial1" style:font-weight-asian="bold" style:font-name-complex="Arial1"/>
    </style:style>
    <style:style style:name="T8" style:family="text">
      <style:text-properties fo:color="#434343" style:font-name="Arial" fo:font-size="12pt" fo:font-style="italic" fo:font-weight="normal" style:font-name-asian="Arial1" style:font-size-asian="12pt" style:font-style-asian="italic" style:font-weight-asian="normal" style:font-name-complex="Arial1" style:font-size-complex="12pt"/>
    </style:style>
    <style:style style:name="T9" style:family="text">
      <style:text-properties fo:font-size="17pt" fo:font-weight="normal" style:font-size-asian="17pt" style:font-weight-asian="normal" style:font-size-complex="17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heading=h.ugh8av824etd"/></text:p>
      <text:p text:style-name="P21"><text:bookmark text:name="_heading=h.ouyfillj4uk0"/></text:p>
      <text:p text:style-name="P21"><text:bookmark text:name="_heading=h.sc22ez5u7f7h"/></text:p>
      <text:p text:style-name="P21"><text:bookmark text:name="_heading=h.w6mlb2j91a56"/></text:p>
      <text:p text:style-name="P21"><text:bookmark text:name="_heading=h.xuvgzqwqpx7t"/></text:p>
      <text:p text:style-name="P21"><text:bookmark text:name="_heading=h.t3wuqer85hi9"/></text:p>
      <text:p text:style-name="P21"><text:bookmark text:name="_heading=h.x178v8yulyas"/></text:p>
      <text:p text:style-name="P21"><text:bookmark text:name="_heading=h.8qlp4ku2pft5"/></text:p>
      <text:p text:style-name="P21"><text:bookmark text:name="_heading=h.jnegxgjagc6l"/></text:p>
      <text:p text:style-name="P21"><text:bookmark text:name="_heading=h.yct5tak0wy1p"/></text:p>
      <text:p text:style-name="P22"><text:bookmark text:name="_heading=h.le245ycf80wc"/><text:span text:style-name="T1">INDICADORES PARA AVALIAÇÃO TÉCNICA E ECONÔMICA DAS SOLUÇÕES DIGITAIS UTILIZADAS NO SETOR DE CULTURA NO BRASIL</text:span></text:p>
      <text:p text:style-name="P23"><text:bookmark text:name="_heading=h.vpjq9hmmm834"/><text:span text:style-name="T2">SUMÁRIO</text:span></text:p>
      <text:p text:style-name="P25"><text:bookmark text:name="_heading=h.hn87uudy2ooj"/></text:p>
      <text:p text:style-name="P27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"><text:a xlink:type="simple" xlink:href="#_heading=h.9wrd8pkrnbx2" text:style-name="Index_20_Link" text:visited-style-name="Index_20_Link"><text:span text:style-name="T3">INTRODUÇÃO<text:tab/>3</text:span></text:a></text:p>
          <text:p text:style-name="P1"><text:a xlink:type="simple" xlink:href="#_heading=h.c84y56udk7bf" text:style-name="Index_20_Link" text:visited-style-name="Index_20_Link"><text:span text:style-name="T3">1 ESTRUTURA DOS INDICADORES<text:tab/>4</text:span></text:a></text:p>
          <text:p text:style-name="P1"><text:a xlink:type="simple" xlink:href="#_heading=h.mcjo292hhm4a" text:style-name="Index_20_Link" text:visited-style-name="Index_20_Link"><text:span text:style-name="T3">2 DIMENSÕES DOS INDICADORES<text:tab/>4</text:span></text:a></text:p>
          <text:p text:style-name="P3"><text:a xlink:type="simple" xlink:href="#_heading=h.i99gc4nxbz7a" text:style-name="Index_20_Link" text:visited-style-name="Index_20_Link"><text:span text:style-name="T3">2.1 Eficácia<text:tab/>5</text:span></text:a></text:p>
          <text:p text:style-name="P3"><text:a xlink:type="simple" xlink:href="#_heading=h.f6lm9egsp1fl" text:style-name="Index_20_Link" text:visited-style-name="Index_20_Link"><text:span text:style-name="T3">2.2 Eficiência<text:tab/>5</text:span></text:a></text:p>
          <text:p text:style-name="P3"><text:a xlink:type="simple" xlink:href="#_heading=h.11ph5r72lpfs" text:style-name="Index_20_Link" text:visited-style-name="Index_20_Link"><text:span text:style-name="T3">2.3 Impacto<text:tab/>5</text:span></text:a></text:p>
          <text:p text:style-name="P1"><text:a xlink:type="simple" xlink:href="#_heading=h.vsjkxsp6h1j7" text:style-name="Index_20_Link" text:visited-style-name="Index_20_Link"><text:span text:style-name="T3">3 INDICADORES ESPECÍFICOS<text:tab/>5</text:span></text:a></text:p>
          <text:p text:style-name="P3"><text:a xlink:type="simple" xlink:href="#_heading=h.pia4d9122t52" text:style-name="Index_20_Link" text:visited-style-name="Index_20_Link"><text:span text:style-name="T3">3.1 Eficácia<text:tab/>5</text:span></text:a></text:p>
          <text:p text:style-name="P4"><text:a xlink:type="simple" xlink:href="#_heading=h.rm7y9h3nfcsp" text:style-name="Index_20_Link" text:visited-style-name="Index_20_Link"><text:span text:style-name="T4">3.1.1 Abrangência<text:tab/>6</text:span></text:a></text:p>
          <text:p text:style-name="P4"><text:a xlink:type="simple" xlink:href="#_heading=h.tcz2a9v7z20d" text:style-name="Index_20_Link" text:visited-style-name="Index_20_Link"><text:span text:style-name="T4">3.1.2 Acessibilidade<text:tab/>6</text:span></text:a></text:p>
          <text:p text:style-name="P4"><text:a xlink:type="simple" xlink:href="#_heading=h.2q7g5acg5g7i" text:style-name="Index_20_Link" text:visited-style-name="Index_20_Link"><text:span text:style-name="T4">3.1.3 Engajamento<text:tab/>6</text:span></text:a></text:p>
          <text:p text:style-name="P3"><text:a xlink:type="simple" xlink:href="#_heading=h.hgq3rcl8a5gt" text:style-name="Index_20_Link" text:visited-style-name="Index_20_Link"><text:span text:style-name="T3">3.2 Eficiência<text:tab/>7</text:span></text:a></text:p>
          <text:p text:style-name="P4"><text:a xlink:type="simple" xlink:href="#_heading=h.w6jdr0hivijg" text:style-name="Index_20_Link" text:visited-style-name="Index_20_Link"><text:span text:style-name="T4">3.2.1 Otimização de processos<text:tab/>7</text:span></text:a></text:p>
          <text:p text:style-name="P4"><text:a xlink:type="simple" xlink:href="#_heading=h.pofgwrmm8k0s" text:style-name="Index_20_Link" text:visited-style-name="Index_20_Link"><text:span text:style-name="T4">3.2.2 Redução de custos<text:tab/>7</text:span></text:a></text:p>
          <text:p text:style-name="P4"><text:a xlink:type="simple" xlink:href="#_heading=h.je1z0vl25epd" text:style-name="Index_20_Link" text:visited-style-name="Index_20_Link"><text:span text:style-name="T4">3.2.3 Aumento da produtividade<text:tab/>7</text:span></text:a></text:p>
          <text:p text:style-name="P3"><text:a xlink:type="simple" xlink:href="#_heading=h.6woglnak9bpk" text:style-name="Index_20_Link" text:visited-style-name="Index_20_Link"><text:span text:style-name="T3">3.3 Impacto<text:tab/>7</text:span></text:a></text:p>
          <text:p text:style-name="P4"><text:a xlink:type="simple" xlink:href="#_heading=h.arw6lrs11kbx" text:style-name="Index_20_Link" text:visited-style-name="Index_20_Link"><text:span text:style-name="T4">3.3.1 Democratização do acesso à cultura<text:tab/>7</text:span></text:a></text:p>
          <text:p text:style-name="P4"><text:a xlink:type="simple" xlink:href="#_heading=h.6b1u5x4h47m0" text:style-name="Index_20_Link" text:visited-style-name="Index_20_Link"><text:span text:style-name="T4">3.3.2 Fomento à diversidade cultural<text:tab/>8</text:span></text:a></text:p>
          <text:p text:style-name="P4"><text:soft-page-break/><text:a xlink:type="simple" xlink:href="#_heading=h.ls24suo54209" text:style-name="Index_20_Link" text:visited-style-name="Index_20_Link"><text:span text:style-name="T4">3.3.3 Desenvolvimento socioeconômico<text:tab/>8</text:span></text:a></text:p>
          <text:p text:style-name="P1"><text:a xlink:type="simple" xlink:href="#_heading=h.nymr48am0pi6" text:style-name="Index_20_Link" text:visited-style-name="Index_20_Link"><text:span text:style-name="T3">4 ETAPAS SEGUINTES<text:tab/>8</text:span></text:a></text:p>
          <text:p text:style-name="P3"><text:a xlink:type="simple" xlink:href="#_heading=h.hfnpgh51hijn" text:style-name="Index_20_Link" text:visited-style-name="Index_20_Link"><text:span text:style-name="T3">4.1 Metodologia de coleta e análise de dados<text:tab/>8</text:span></text:a></text:p>
          <text:p text:style-name="P3"><text:a xlink:type="simple" xlink:href="#_heading=h.8z3zyq64wjb4" text:style-name="Index_20_Link" text:visited-style-name="Index_20_Link"><text:span text:style-name="T3">4.2 Estudo técnico e econômico<text:tab/>9</text:span></text:a></text:p>
          <text:p text:style-name="P1"><text:a xlink:type="simple" xlink:href="#_heading=h.wot9zs7ogqxo" text:style-name="Index_20_Link" text:visited-style-name="Index_20_Link"><text:span text:style-name="T3">4.3 Possibilidades de integração de dados<text:tab/>9</text:span></text:a></text:p>
          <text:p text:style-name="P1"><text:a xlink:type="simple" xlink:href="#_heading=h.gffopbdjnz0k" text:style-name="Index_20_Link" text:visited-style-name="Index_20_Link"><text:span text:style-name="T3">REFERÊNCIAS<text:tab/>9</text:span></text:a></text:p>
        </text:index-body>
      </text:table-of-content>
      <text:p text:style-name="P25"><text:bookmark text:name="_heading=h.xlzl2l7x6gp"/></text:p>
      <text:p text:style-name="P28"><text:bookmark text:name="_heading=h.9wrd8pkrnbx2"/><text:span text:style-name="T2">INTRODUÇÃO</text:span></text:p>
      <text:p text:style-name="P5"/>
      <text:p text:style-name="P6"><text:span text:style-name="T5">A gestão da cultura é um componente fundamental para o desenvolvimento cultural de um país, e a adoção de soluções digitais pode potencializar e otimizar os processos envolvidos. Este documento visa apresentar uma estrutura de indicadores para avaliar a implementação e a eficácia das soluções digitais na gestão da cultura nos estados brasileiros.</text:span></text:p>
      <text:p text:style-name="P5"/>
      <text:p text:style-name="P6"><text:span text:style-name="T5">A proposta é um produto do Termo de Execução Descentralizada (TED) celebrado entre o MinC e a UFPR para qualificação de soluções digitais para mapeamento e gestão cultural, inserida na Meta 3, que visa analisar o cenário das soluções digitais para mapeamento e gestão cultural, com um estudo técnico e econômico dos impactos das intervenções do projeto. Este produto dá a base para os demais produtos vinculados à Ação 3, cujo escopo é estabelecer a metodologia e os indicadores para acompanhar os resultados no ecossistema de soluções digitais para mapeamento e gestão cultural.</text:span></text:p>
      <text:p text:style-name="P5"/>
      <text:p text:style-name="P25"><text:bookmark text:name="_heading=h.egn9yv7z90i"/></text:p>
      <text:p text:style-name="P28"><text:bookmark text:name="_heading=h.c84y56udk7bf"/><text:span text:style-name="T2">1 ESTRUTURA DOS INDICADORES</text:span></text:p>
      <text:p text:style-name="P5"/>
      <text:p text:style-name="P6"><text:span text:style-name="T5">A visão proposta para os indicadores é feita à partir de uma adaptação e simplificação do uso de Indicador-chave de desempenho, (Derivados dos trabalhos de PORTER (1985) chamados em inglês de key performance indicator)</text:span></text:p>
      <text:p text:style-name="P5"/>
      <text:p text:style-name="P6"><text:span text:style-name="T5">A estrutura dos indicadores se baseia em três pilares de avaliação, que buscam identificar se a solução foi bem desenhada para os problemas que pretende resolver; se ao resolver os problemas ela o faz de maneira eficiente; e por fim, ao resolver o problema qual o impacto da solução sobre a população de agentes que tinham o problema inicialmente:</text:span></text:p>
      <text:p text:style-name="P5"/>
      <text:p text:style-name="P6"><text:span text:style-name="T5">Os pilares da avaliação podem ser adotados para primeiro mensurar os esforços nas dimensões da eficácia e eficiência, que juntas determinam a efetividade da solução.</text:span></text:p>
      <text:p text:style-name="P5"/>
      <text:p text:style-name="P6"><text:span text:style-name="T3">Eficácia</text:span><text:span text:style-name="T5">: avalia o grau de alcance dos objetivos propostos pelas soluções digitais na gestão cultural.</text:span></text:p>
      <text:p text:style-name="P5"/>
      <text:p text:style-name="P6"><text:span text:style-name="T3">Eficiência</text:span><text:span text:style-name="T5">: mede o uso otimizado dos recursos para alcançar os objetivos, considerando indicadores como tempo, custo e produtividade. </text:span></text:p>
      <text:p text:style-name="P5"/>
      <text:p text:style-name="P6"><text:span text:style-name="T5">Esses dois pilares são ponderados pelo impacto da solução que contém a informação completa para análise.</text:span></text:p>
      <text:p text:style-name="P5"/>
      <text:p text:style-name="P6"><text:span text:style-name="T3">Impacto</text:span><text:span text:style-name="T5">: analisa os resultados das soluções digitais na sociedade, incluindo o impacto social, econômico e cultural.</text:span></text:p>
      <text:p text:style-name="P5"/>
      <text:p text:style-name="P27"><text:bookmark text:name="_heading=h.mcjo292hhm4a"/><text:span text:style-name="T2">2 DIMENSÕES DOS INDICADORES</text:span></text:p>
      <text:p text:style-name="P5"/>
      <text:p text:style-name="P6"><text:span text:style-name="T5">Cada pilar é desdobrado em dimensões, que representam áreas específicas de avaliação:</text:span></text:p>
      <text:p text:style-name="P5"/>
      <text:p text:style-name="P30"><text:bookmark text:name="_heading=h.i99gc4nxbz7a"/><text:span text:style-name="T5">2.1 Eficácia</text:span></text:p>
      <text:p text:style-name="P5"><text:soft-page-break/></text:p>
      <text:list xml:id="list633246377" text:style-name="WWNum11">
        <text:list-item>
          <text:p text:style-name="P7"><text:span text:style-name="T5">Abrangência: Alcance da solução digital em relação ao público e às atividades culturais.</text:span></text:p>
        </text:list-item>
        <text:list-item>
          <text:p text:style-name="P7"><text:span text:style-name="T5">Acessibilidade: Nível de facilidade de uso da solução digital por diferentes públicos.</text:span></text:p>
        </text:list-item>
        <text:list-item>
          <text:p text:style-name="P7"><text:span text:style-name="T5">Engajamento: Grau de interação e participação dos usuários na solução digital.</text:span></text:p>
        </text:list-item>
      </text:list>
      <text:p text:style-name="P5"/>
      <text:p text:style-name="P30"><text:bookmark text:name="_heading=h.f6lm9egsp1fl"/><text:span text:style-name="T5">2.2 Eficiência</text:span></text:p>
      <text:p text:style-name="P5"/>
      <text:list xml:id="list3399114447" text:style-name="WWNum3">
        <text:list-item>
          <text:p text:style-name="P8"><text:span text:style-name="T5">Otimização de processos: Redução do tempo e esforço na execução de tarefas de gestão cultural.</text:span></text:p>
        </text:list-item>
        <text:list-item>
          <text:p text:style-name="P8"><text:span text:style-name="T5">Redução de custos: Diminuição dos gastos com processos manuais e tradicionais.</text:span></text:p>
        </text:list-item>
        <text:list-item>
          <text:p text:style-name="P8"><text:span text:style-name="T5">Aumento da produtividade: Melhoria na capacidade de realizar mais atividades com os mesmos recursos.</text:span></text:p>
        </text:list-item>
      </text:list>
      <text:p text:style-name="P5"/>
      <text:p text:style-name="P30"><text:bookmark text:name="_heading=h.11ph5r72lpfs"/><text:span text:style-name="T5">2.3 Impacto</text:span></text:p>
      <text:p text:style-name="P5"/>
      <text:list xml:id="list2526975169" text:style-name="WWNum5">
        <text:list-item>
          <text:p text:style-name="P9"><text:span text:style-name="T5">Democratização do acesso à cultura: Ampliação do acesso da população à cultura e à participação em atividades culturais.</text:span></text:p>
        </text:list-item>
        <text:list-item>
          <text:p text:style-name="P9"><text:span text:style-name="T5">Fomento à diversidade cultural: Valorização e promoção da diversidade cultural nas ações de gestão.</text:span></text:p>
        </text:list-item>
        <text:list-item>
          <text:p text:style-name="P9"><text:span text:style-name="T5">Desenvolvimento socioeconômico: Geração de renda, emprego e oportunidades para o setor cultural.</text:span></text:p>
        </text:list-item>
      </text:list>
      <text:p text:style-name="P5"/>
      <text:p text:style-name="P27"><text:bookmark text:name="_heading=h.vsjkxsp6h1j7"/><text:span text:style-name="T2">3 INDICADORES ESPECÍFICOS</text:span></text:p>
      <text:p text:style-name="P5"/>
      <text:p text:style-name="P6"><text:span text:style-name="T5">Para cada pilar/dimensão, propõem-se indicadores específicos e mensuráveis, tais como:</text:span></text:p>
      <text:p text:style-name="P5"/>
      <text:p text:style-name="P30"><text:bookmark text:name="_heading=h.pia4d9122t52"/><text:soft-page-break/><text:span text:style-name="T5">3.1 Eficácia</text:span></text:p>
      <text:p text:style-name="P5"/>
      <text:p text:style-name="P29"><text:bookmark text:name="_heading=h.rm7y9h3nfcsp"/><text:span text:style-name="T8">3.1.1 Abrangência</text:span></text:p>
      <text:p text:style-name="P5"/>
      <text:list xml:id="list3753194880" text:style-name="WWNum1">
        <text:list-item>
          <text:p text:style-name="P10"><text:span text:style-name="T5">Abrangência das Soluções Digitais</text:span></text:p>
        </text:list-item>
        <text:list-item>
          <text:p text:style-name="P10"><text:span text:style-name="T5">Número de municípios atendidos pelas soluções digitais.</text:span></text:p>
        </text:list-item>
        <text:list-item>
          <text:p text:style-name="P10"><text:span text:style-name="T5">Número de usuários da solução digital.</text:span></text:p>
        </text:list-item>
        <text:list-item>
          <text:p text:style-name="P10"><text:span text:style-name="T5">Número de instituições culturais que adotaram soluções digitais para gestão.</text:span></text:p>
        </text:list-item>
        <text:list-item>
          <text:p text:style-name="P10"><text:span text:style-name="T5">Percentual de funcionários capacitados para utilizar as soluções digitais.</text:span></text:p>
        </text:list-item>
        <text:list-item>
          <text:p text:style-name="P10"><text:span text:style-name="T5">Quantidade de áreas da gestão cultural abrangidas pelas soluções digitais (ex: planejamento, orçamento, programação, etc.).</text:span></text:p>
        </text:list-item>
      </text:list>
      <text:p text:style-name="P5"/>
      <text:p text:style-name="P29"><text:bookmark text:name="_heading=h.tcz2a9v7z20d"/><text:span text:style-name="T8">3.1.2 Acessibilidade</text:span></text:p>
      <text:p text:style-name="P5"/>
      <text:list xml:id="list1900962346" text:style-name="WWNum8">
        <text:list-item>
          <text:p text:style-name="P11"><text:span text:style-name="T5">Modalidades de fomento atendidas pela soluções</text:span></text:p>
        </text:list-item>
        <text:list-item>
          <text:p text:style-name="P11"><text:span text:style-name="T5">Perfis dos agentes culturais atendidos pela solução (gênero, raça-cor, socioeconômico, território, etc)</text:span></text:p>
        </text:list-item>
        <text:list-item>
          <text:p text:style-name="P11"><text:span text:style-name="T5">Diversidade nas identidades dos agentes culturais que acessaram o recurso (pertencimento a comunidades tradicionais e originárias, etc)</text:span></text:p>
        </text:list-item>
        <text:list-item>
          <text:p text:style-name="P11"><text:span text:style-name="T5">Diferença entre o perfil de inscritos e os selecionados</text:span></text:p>
        </text:list-item>
        <text:list-item>
          <text:p text:style-name="P11"><text:span text:style-name="T5">Públicos envolvidos</text:span></text:p>
        </text:list-item>
        <text:list-item>
          <text:p text:style-name="P11"><text:span text:style-name="T5">Incidência de editais que se propõem a ser democráticos</text:span></text:p>
        </text:list-item>
      </text:list>
      <text:p text:style-name="P5"/>
      <text:p text:style-name="P29"><text:bookmark text:name="_heading=h.2q7g5acg5g7i"/><text:span text:style-name="T8">3.1.3 Engajamento</text:span></text:p>
      <text:p text:style-name="P5"><text:soft-page-break/></text:p>
      <text:list xml:id="list955103192" text:style-name="WWNum4">
        <text:list-item>
          <text:p text:style-name="P12"><text:span text:style-name="T5">Taxa de Engajamento e Participação social</text:span></text:p>
        </text:list-item>
        <text:list-item>
          <text:p text:style-name="P12"><text:span text:style-name="T5">Frequência de utilização das funcionalidades da solução</text:span></text:p>
        </text:list-item>
        <text:list-item>
          <text:p text:style-name="P12"><text:span text:style-name="T5">Número de interações nas plataformas digitais por parte do público</text:span></text:p>
        </text:list-item>
        <text:list-item>
          <text:p text:style-name="P12"><text:span text:style-name="T5">Nível de satisfação dos usuários com a solução</text:span></text:p>
        </text:list-item>
        <text:list-item>
          <text:p text:style-name="P12"><text:span text:style-name="T5">Forma de organização dos agentes culturais apresentada pela solução</text:span></text:p>
        </text:list-item>
        <text:list-item>
          <text:p text:style-name="P12"><text:span text:style-name="T5">Momento da cadeia produtiva</text:span></text:p>
        </text:list-item>
        <text:list-item>
          <text:p text:style-name="P12"><text:span text:style-name="T5">Capacidade de execução da ação cultural</text:span></text:p>
        </text:list-item>
        <text:list-item>
          <text:p text:style-name="P12"><text:span text:style-name="T5">Ações realizadas em rede</text:span></text:p>
        </text:list-item>
        <text:list-item>
          <text:p text:style-name="P12"><text:span text:style-name="T5">Territórios com ações culturais inscritas e contempladas</text:span></text:p>
        </text:list-item>
      </text:list>
      <text:p text:style-name="P5"/>
      <text:p text:style-name="P30"><text:bookmark text:name="_heading=h.hgq3rcl8a5gt"/><text:span text:style-name="T5">3.2 Eficiência</text:span></text:p>
      <text:p text:style-name="P5"/>
      <text:p text:style-name="P29"><text:bookmark text:name="_heading=h.w6jdr0hivijg"/><text:span text:style-name="T8">3.2.1 Otimização de processos</text:span></text:p>
      <text:p text:style-name="P5"/>
      <text:list xml:id="list237381108" text:style-name="WWNum12">
        <text:list-item>
          <text:p text:style-name="P13"><text:span text:style-name="T5">Tempo médio para a realização de oportunidade de gestão cultural</text:span></text:p>
        </text:list-item>
        <text:list-item>
          <text:p text:style-name="P13"><text:span text:style-name="T5">Número de oportunidades automatizadas pela solução digital</text:span></text:p>
        </text:list-item>
        <text:list-item>
          <text:p text:style-name="P13"><text:span text:style-name="T5">Instrumentos jurídicos e administrativos adequados para a relação de fomento</text:span></text:p>
        </text:list-item>
        <text:list-item>
          <text:p text:style-name="P13"><text:span text:style-name="T5">Tempo entre a publicação do edital e o pagamento dos recursos</text:span></text:p>
        </text:list-item>
        <text:list-item>
          <text:p text:style-name="P13"><text:span text:style-name="T5">Dificuldade na gestão dos recursos (financeiros, humanos, tempo, etc.)</text:span></text:p>
        </text:list-item>
        <text:list-item>
          <text:p text:style-name="P13"><text:span text:style-name="T5">Incidência de editais com descentralização</text:span></text:p>
        </text:list-item>
      </text:list>
      <text:p text:style-name="P5"><text:soft-page-break/></text:p>
      <text:p text:style-name="P29"><text:bookmark text:name="_heading=h.pofgwrmm8k0s"/><text:span text:style-name="T8">3.2.2 Redução de custos</text:span></text:p>
      <text:p text:style-name="P19"/>
      <text:list xml:id="list2641926096" text:style-name="WWNum7">
        <text:list-item>
          <text:p text:style-name="P14"><text:span text:style-name="T5">Custo médio por oportunidade de gestão cultural.</text:span></text:p>
        </text:list-item>
        <text:list-item>
          <text:p text:style-name="P14"><text:span text:style-name="T5">Percentual de redução de custos operacionais após a implementação das soluções digitais.</text:span></text:p>
        </text:list-item>
      </text:list>
      <text:p text:style-name="P5"/>
      <text:p text:style-name="P29"><text:bookmark text:name="_heading=h.je1z0vl25epd"/><text:span text:style-name="T8">3.2.3 Aumento da produtividade</text:span></text:p>
      <text:p text:style-name="P19"/>
      <text:list xml:id="list848824477" text:style-name="WWNum6">
        <text:list-item>
          <text:p text:style-name="P15"><text:span text:style-name="T5">Redução do tempo médio para execução de tarefas administrativas.</text:span></text:p>
        </text:list-item>
        <text:list-item>
          <text:p text:style-name="P15"><text:span text:style-name="T5">Execução dos recursos do edital</text:span></text:p>
        </text:list-item>
        <text:list-item>
          <text:p text:style-name="P15"><text:span text:style-name="T5">Taxa de reprovação e ausência de prestação de contas do edital?</text:span></text:p>
        </text:list-item>
        <text:list-item>
          <text:p text:style-name="P15"><text:span text:style-name="T5">Editais simplificados</text:span></text:p>
        </text:list-item>
        <text:list-item>
          <text:p text:style-name="P15"><text:span text:style-name="T5">Número de pessoas que acessaram a cultura por meio da solução digital</text:span></text:p>
        </text:list-item>
        <text:list-item>
          <text:p text:style-name="P15"><text:span text:style-name="T5">Quantidade de eventos culturais cadastrados na solução</text:span></text:p>
        </text:list-item>
      </text:list>
      <text:p text:style-name="P5"/>
      <text:p text:style-name="P30"><text:bookmark text:name="_heading=h.6woglnak9bpk"/><text:span text:style-name="T5">3.3 Impacto</text:span></text:p>
      <text:p text:style-name="P5"/>
      <text:p text:style-name="P29"><text:bookmark text:name="_heading=h.arw6lrs11kbx"/><text:span text:style-name="T8">3.3.1 Democratização do acesso à cultura</text:span></text:p>
      <text:p text:style-name="P5"/>
      <text:list xml:id="list2522598485" text:style-name="WWNum10">
        <text:list-item>
          <text:p text:style-name="P16"><text:span text:style-name="T5">Dificuldade no relacionamento com o poder público</text:span></text:p>
        </text:list-item>
        <text:list-item>
          <text:p text:style-name="P16"><text:span text:style-name="T5">Pessoas com deficiência atendidas plenamente na ação</text:span></text:p>
        </text:list-item>
        <text:list-item>
          <text:p text:style-name="P16"><text:soft-page-break/><text:span text:style-name="T5">Percentual de aumento na participação em eventos culturais após a implementação das soluções digitais.</text:span></text:p>
        </text:list-item>
        <text:list-item>
          <text:p text:style-name="P16"><text:span text:style-name="T5">Transformação que o projeto promoveu na comunidade/entorno</text:span></text:p>
        </text:list-item>
        <text:list-item>
          <text:p text:style-name="P16"><text:span text:style-name="T5">Formulação dos editais com participação social</text:span></text:p>
        </text:list-item>
      </text:list>
      <text:p text:style-name="P5"/>
      <text:p text:style-name="P29"><text:bookmark text:name="_heading=h.6b1u5x4h47m0"/><text:span text:style-name="T8">3.3.2 Fomento à diversidade cultural</text:span></text:p>
      <text:p text:style-name="P5"/>
      <text:list xml:id="list1703440364" text:style-name="WWNum9">
        <text:list-item>
          <text:p text:style-name="P17"><text:span text:style-name="T5">Concentrações/vazios de investimentos</text:span></text:p>
        </text:list-item>
        <text:list-item>
          <text:p text:style-name="P17"><text:span text:style-name="T5">Ações culturais contempladas</text:span></text:p>
        </text:list-item>
        <text:list-item>
          <text:p text:style-name="P17"><text:span text:style-name="T5">Distribuição de recursos em diferentes ações</text:span></text:p>
        </text:list-item>
        <text:list-item>
          <text:p text:style-name="P17"><text:span text:style-name="T5">Linguagem / Expressão</text:span></text:p>
        </text:list-item>
        <text:list-item>
          <text:p text:style-name="P17"><text:span text:style-name="T5">Temas abordados</text:span></text:p>
        </text:list-item>
        <text:list-item>
          <text:p text:style-name="P17"><text:span text:style-name="T5">Valorização da diversidade nos editais</text:span></text:p>
        </text:list-item>
        <text:list-item>
          <text:p text:style-name="P17"><text:span text:style-name="T5">Espaços ocupados pela ação cultural</text:span></text:p>
        </text:list-item>
      </text:list>
      <text:p text:style-name="P5"/>
      <text:p text:style-name="P29"><text:bookmark text:name="_heading=h.ls24suo54209"/><text:span text:style-name="T8">3.3.3 Desenvolvimento socioeconômico</text:span></text:p>
      <text:p text:style-name="P5"/>
      <text:list xml:id="list3600198430" text:style-name="WWNum2">
        <text:list-item>
          <text:p text:style-name="P18"><text:span text:style-name="T5">Geração de renda para o setor cultural</text:span></text:p>
        </text:list-item>
        <text:list-item>
          <text:p text:style-name="P18"><text:span text:style-name="T5">Produtos gerados</text:span></text:p>
        </text:list-item>
        <text:list-item>
          <text:p text:style-name="P18"><text:span text:style-name="T5">Quantos empregos e postos de trabalho foram gerados</text:span></text:p>
        </text:list-item>
        <text:list-item>
          <text:p text:style-name="P18"><text:span text:style-name="T5">Transformação na trajetória do agente cultural</text:span></text:p>
        </text:list-item>
      </text:list>
      <text:p text:style-name="P5"/>
      <text:p text:style-name="P27"><text:bookmark text:name="_heading=h.nymr48am0pi6"/><text:soft-page-break/><text:span text:style-name="T2">4 ETAPAS SEGUINTES</text:span></text:p>
      <text:p text:style-name="P25"><text:bookmark text:name="_heading=h.3qafbfcc4ctt"/></text:p>
      <text:p text:style-name="P6"><text:span text:style-name="T5">A partir da definição dos indicadores listados, será possível planejar e executar atividades subsequentes para construção dos demais produtos da Meta 3, compreendendo os itens a seguir.</text:span></text:p>
      <text:p text:style-name="P5"/>
      <text:p text:style-name="P30"><text:bookmark text:name="_heading=h.hfnpgh51hijn"/><text:span text:style-name="T5">4.1 Metodologia de coleta e análise de dados</text:span></text:p>
      <text:p text:style-name="P5"/>
      <text:p text:style-name="P6"><text:span text:style-name="T5">A coleta de dados para os indicadores será feita a partir das extrações dos dados das bases das soluções digitais pertencentes ao mapa de soluções. Tabelas de exemplo: Oportunidade, Cadastro, Agente Cultural, Cadastro de perfil, Inscrição na oportunidade, Ação Cultural, Inscrição na oportunidade, Monitoramento da execução, Prestação de contas.</text:span></text:p>
      <text:p text:style-name="P5"/>
      <text:p text:style-name="P6"><text:span text:style-name="T5">Também serão utilizados dados secundários de fontes públicas abertas como o Instituto Brasileiro de Geografia e Estatística (IBGE) e do Instituto de Pesquisas Econômicas Aplicadas (IPEA) , entre outros. O presente documento deve ser utilizado complementarmente com o documento da arquitetura dos dados dos indicadores, objeto da Meta 3, Produto 3.</text:span></text:p>
      <text:p text:style-name="P5"/>
      <text:p text:style-name="P30"><text:bookmark text:name="_heading=h.8z3zyq64wjb4"/><text:span text:style-name="T5">4.2 Estudo técnico e econômico</text:span></text:p>
      <text:p text:style-name="P5"/>
      <text:p text:style-name="P6"><text:span text:style-name="T5">O estudo técnico e econômico terá como objetivo analisar os indicadores e produzir relatórios e textos para discussão com os achados a partir do painel de indicadores (Meta 3, Produto 4).</text:span></text:p>
      <text:p text:style-name="P5"/>
      <text:p text:style-name="P27"><text:bookmark text:name="_heading=h.wot9zs7ogqxo"/><text:span text:style-name="T2">4.3 Possibilidades de integração de dados</text:span></text:p>
      <text:p text:style-name="P5"/>
      <text:p text:style-name="P6"><text:span text:style-name="T5">Com base na análise das soluções digitais, serão elaborados cenários de integração de dados que possibilitem um primeiro olhar para a criação de um ecossistema integrado de informações na cultura. Os cenários consideraram os indicadores construídos no documento e os dados do Estudo Técnico Econômico. Essa seção deverá ser utilizada em conjunto com o Mapa de integração (Meta 3, Produto 2)</text:span></text:p>
      <text:p text:style-name="P5"/>
      <text:p text:style-name="P27"><text:bookmark text:name="_heading=h.gffopbdjnz0k"/><text:span text:style-name="T2">REFERÊNCIAS</text:span></text:p>
      <text:p text:style-name="P5"/>
      <text:p text:style-name="P6"><text:span text:style-name="T5">PORTER, M. E. Competitive Advantage: Creating and Sustaining Superior Performance. New York.: The Free Press, 1985.</text:span></text:p>
      <text:p text:style-name="P5"><text:soft-page-break/></text:p>
      <text:p text:style-name="P6"><text:span text:style-name="T5">PORTER, M. E. Competitive Strategy: Techniques for Analyzing Industries and Competitors. New York: Free Press, 1980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12pt" fo:font-style="italic" style:font-name-asian="Georgia1" style:font-family-asian="Georgia" style:font-family-generic-asian="system" style:font-pitch-asian="variable" style:font-size-asian="12pt" style:font-style-asian="italic" style:font-name-complex="Georgia1" style:font-family-complex="Georgia" style:font-family-generic-complex="system" style:font-pitch-complex="variable" style:font-size-complex="12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128" meta:word-count="1356" meta:character-count="8869" meta:non-whitespace-character-count="7700"/>
    <meta:generator>LibreOfficeDev/6.0.5.2$Linux_X86_64 LibreOffice_project/</meta:generator>
  </office:meta>
</office:document-meta>
</file>